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9e074" officeooo:paragraph-rsid="0039e074"/>
    </style:style>
    <style:style style:name="P3" style:family="paragraph" style:parent-style-name="Heading_20_1" style:master-page-name="Right_20_Page">
      <style:paragraph-properties style:page-number="auto"/>
      <style:text-properties officeooo:rsid="0039e074" officeooo:paragraph-rsid="0039e074"/>
    </style:style>
    <style:style style:name="P4" style:family="paragraph" style:parent-style-name="Heading_20_3">
      <style:paragraph-properties fo:break-before="page"/>
      <style:text-properties officeooo:rsid="0039e074" officeooo:paragraph-rsid="0039e074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9e074"/>
    </style:style>
    <style:style style:name="T5" style:family="text">
      <style:text-properties officeooo:rsid="003d2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ircle of Life</text:h>
      <text:h text:style-name="Heading_20_2" text:outline-level="2">(<text:span text:style-name="T4">Elton John</text:span>)</text:h>
      <text:p text:style-name="Text_20_body">Time Signature: <text:span text:style-name="T1">4/4</text:span></text:p>
      <text:p text:style-name="Text_20_body">Chords: <text:span text:style-name="T3">Am, C, D7, Em, F, G</text:span></text:p>
      <text:p text:style-name="Text_20_body">Tempo: <text:span text:style-name="T2">100-120</text:span> BPM</text:p>
      <text:p text:style-name="P1"/>
      <text:h text:style-name="P4" text:outline-level="3">[VERSE 1]</text:h>
      <text:p text:style-name="P2"><text:s text:c="9"/>G <text:s text:c="21"/>Am</text:p>
      <text:p text:style-name="P2">From the day we arrive on the planet</text:p>
      <text:p text:style-name="P2"><text:s text:c="4"/>D7 <text:s text:c="21"/>G</text:p>
      <text:p text:style-name="P2">And blinking, step into the sun</text:p>
      <text:p text:style-name="P2"><text:s text:c="8"/>Em <text:s text:c="22"/>Am</text:p>
      <text:p text:style-name="P2">There's more to be seen than can ever be seen</text:p>
      <text:p text:style-name="P2"><text:s text:c="8"/>F <text:s text:c="18"/>D7</text:p>
      <text:p text:style-name="P2">More to do than can ever be done</text:p>
      <text:h text:style-name="Heading_20_3" text:outline-level="3">[VERSE 2]</text:h>
      <text:p text:style-name="P2">G <text:s text:c="18"/>Am</text:p>
      <text:p text:style-name="P2">Some say eat or be eaten</text:p>
      <text:p text:style-name="P2"><text:s text:c="8"/>D7 <text:s text:c="11"/>G </text:p>
      <text:p text:style-name="P2">Some say live and let live</text:p>
      <text:p text:style-name="P2"><text:s text:c="4"/>Em <text:s text:c="20"/>Am</text:p>
      <text:p text:style-name="P2">But all are agreed as they join the stampede</text:p>
      <text:p text:style-name="P2"><text:s text:c="11"/>F <text:s text:c="23"/>D7</text:p>
      <text:p text:style-name="P2">You should never take more than you give</text:p>
      <text:h text:style-name="Heading_20_3" text:outline-level="3">[CHORUS]</text:h>
      <text:p text:style-name="P2"><text:s text:c="17"/>G</text:p>
      <text:p text:style-name="P2">In the circle of life</text:p>
      <text:p text:style-name="P2"><text:s text:c="19"/>F</text:p>
      <text:p text:style-name="P2">It's the wheel of fortune</text:p>
      <text:p text:style-name="P2"><text:s text:c="18"/>C</text:p>
      <text:p text:style-name="P2">It's the leap of faith</text:p>
      <text:p text:style-name="P2"><text:s text:c="17"/>D7</text:p>
      <text:p text:style-name="P2">It's the band of hope</text:p>
      <text:p text:style-name="P2"><text:s text:c="17"/>G</text:p>
      <text:p text:style-name="P2">Till we find our place</text:p>
      <text:p text:style-name="P2"><text:s text:c="14"/>Am <text:s text:c="4"/>Fm</text:p>
      <text:p text:style-name="P2">On the path unwinding</text:p>
      <text:p text:style-name="P2"><text:s text:c="9"/>C <text:s text:c="2"/>G <text:s text:c="18"/>F <text:s text:c="2"/><text:span text:style-name="T5">G</text:span></text:p>
      <text:p text:style-name="P2">In the cir - cle, the circle of li - 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7M45S</meta:editing-duration>
    <meta:editing-cycles>45</meta:editing-cycles>
    <meta:generator>LibreOffice/4.3.3.2$Linux_X86_64 LibreOffice_project/430m0$Build-2</meta:generator>
    <dc:title>Lyrics + Chords</dc:title>
    <dc:date>2017-05-16T07:56:15.389003773</dc:date>
    <meta:print-date>2017-04-03T12:23:29.985893000</meta:print-date>
    <meta:document-statistic meta:table-count="0" meta:image-count="0" meta:object-count="0" meta:page-count="2" meta:paragraph-count="38" meta:word-count="151" meta:character-count="961" meta:non-whitespace-character-count="5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